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row table:style-name="ro1">
          <table:table-cell/>
          <table:table-cell table:style-name="ce2" office:value-type="float" office:value="2013" calcext:value-type="float" table:number-columns-spanned="3" table:number-rows-spanned="1">
            <text:p>2013</text:p>
          </table:table-cell>
          <table:covered-table-cell table:number-columns-repeated="2" table:style-name="ce1"/>
          <table:table-cell table:style-name="ce2" office:value-type="float" office:value="2014" calcext:value-type="float" table:number-columns-spanned="3" table:number-rows-spanned="1">
            <text:p>2014</text:p>
          </table:table-cell>
          <table:covered-table-cell table:style-name="ce1"/>
          <table:covered-table-cell/>
          <table:table-cell/>
        </table:table-row>
        <table:table-row table:style-name="ro2">
          <table:table-cell/>
          <table:table-cell table:style-name="ce3" office:value-type="string" calcext:value-type="string">
            <text:p>TOT IMPONIBILE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SC. MEDIO</text:p>
          </table:table-cell>
          <table:table-cell table:style-name="ce3" office:value-type="string" calcext:value-type="string">
            <text:p>TOT IMPONIBILE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SC. MEDIO</text:p>
          </table:table-cell>
          <table:table-cell/>
        </table:table-row>
        <table:table-row table:style-name="ro1">
          <table:table-cell table:style-name="ce1" office:value-type="string" calcext:value-type="string">
            <text:p>GENNAIO</text:p>
          </table:table-cell>
          <table:table-cell table:style-name="ce4" office:value-type="currency" office:currency="EUR" office:value="11330.52" calcext:value-type="currency">
            <text:p>€ 11.330,52</text:p>
          </table:table-cell>
          <table:table-cell table:style-name="ce2" office:value-type="float" office:value="3833" calcext:value-type="float">
            <text:p>3833</text:p>
          </table:table-cell>
          <table:table-cell table:style-name="ce4" table:formula="of:=(([.B3]/100*10)+[.B3])/[.C3]" office:value-type="currency" office:currency="EUR" office:value="3.25164936081398" calcext:value-type="currency">
            <text:p>€ 3,25</text:p>
          </table:table-cell>
          <table:table-cell table:style-name="ce4" office:value-type="currency" office:currency="EUR" office:value="11234.21" calcext:value-type="currency">
            <text:p>€ 11.234,21</text:p>
          </table:table-cell>
          <table:table-cell table:style-name="ce2" office:value-type="float" office:value="4435" calcext:value-type="float">
            <text:p>4435</text:p>
          </table:table-cell>
          <table:table-cell table:style-name="ce4" table:formula="of:=(([.E3]/100*10)+[.E3])/[.F3]" office:value-type="currency" office:currency="EUR" office:value="2.78638804960541" calcext:value-type="currency">
            <text:p>€ 2,79</text:p>
          </table:table-cell>
          <table:table-cell table:style-name="ce6" office:value-type="percentage" office:value="-0.0085" calcext:value-type="percentage">
            <text:p>-0,85%</text:p>
          </table:table-cell>
        </table:table-row>
        <table:table-row table:style-name="ro1">
          <table:table-cell table:style-name="ce1" office:value-type="string" calcext:value-type="string">
            <text:p>FEBBRAIO</text:p>
          </table:table-cell>
          <table:table-cell table:style-name="ce4" office:value-type="currency" office:currency="EUR" office:value="11418.83" calcext:value-type="currency">
            <text:p>€ 11.418,83</text:p>
          </table:table-cell>
          <table:table-cell table:style-name="ce2" office:value-type="float" office:value="4076" calcext:value-type="float">
            <text:p>4076</text:p>
          </table:table-cell>
          <table:table-cell table:style-name="ce4" table:formula="of:=(([.B4]/100*10)+[.B4])/[.C4]" office:value-type="currency" office:currency="EUR" office:value="3.08162733071639" calcext:value-type="currency">
            <text:p>€ 3,08</text:p>
          </table:table-cell>
          <table:table-cell table:style-name="ce4" office:value-type="currency" office:currency="EUR" office:value="11629.32" calcext:value-type="currency">
            <text:p>€ 11.629,32</text:p>
          </table:table-cell>
          <table:table-cell table:style-name="ce2" office:value-type="float" office:value="4531" calcext:value-type="float">
            <text:p>4531</text:p>
          </table:table-cell>
          <table:table-cell table:style-name="ce4" table:formula="of:=(([.E4]/100*10)+[.E4])/[.F4]" office:value-type="currency" office:currency="EUR" office:value="2.82327344956963" calcext:value-type="currency">
            <text:p>€ 2,82</text:p>
          </table:table-cell>
          <table:table-cell table:style-name="ce6" office:value-type="percentage" office:value="0.0181" calcext:value-type="percentage">
            <text:p>1,81%</text:p>
          </table:table-cell>
        </table:table-row>
        <table:table-row table:style-name="ro1">
          <table:table-cell table:style-name="ce1" office:value-type="string" calcext:value-type="string">
            <text:p>MARZO</text:p>
          </table:table-cell>
          <table:table-cell table:style-name="ce4" office:value-type="currency" office:currency="EUR" office:value="11808.9" calcext:value-type="currency">
            <text:p>€ 11.808,90</text:p>
          </table:table-cell>
          <table:table-cell table:style-name="ce2" office:value-type="float" office:value="4589" calcext:value-type="float">
            <text:p>4589</text:p>
          </table:table-cell>
          <table:table-cell table:style-name="ce4" table:formula="of:=(([.B5]/100*10)+[.B5])/[.C5]" office:value-type="currency" office:currency="EUR" office:value="2.83063630420571" calcext:value-type="currency">
            <text:p>€ 2,83</text:p>
          </table:table-cell>
          <table:table-cell table:style-name="ce4" office:value-type="currency" office:currency="EUR" office:value="11617.59" calcext:value-type="currency">
            <text:p>€ 11.617,59</text:p>
          </table:table-cell>
          <table:table-cell table:style-name="ce2" office:value-type="float" office:value="4559" calcext:value-type="float">
            <text:p>4559</text:p>
          </table:table-cell>
          <table:table-cell table:style-name="ce4" table:formula="of:=(([.E5]/100*10)+[.E5])/[.F5]" office:value-type="currency" office:currency="EUR" office:value="2.8031035314762" calcext:value-type="currency">
            <text:p>€ 2,80</text:p>
          </table:table-cell>
          <table:table-cell table:style-name="ce6" office:value-type="percentage" office:value="-0.0162" calcext:value-type="percentage">
            <text:p>-1,62%</text:p>
          </table:table-cell>
        </table:table-row>
        <table:table-row table:style-name="ro1">
          <table:table-cell table:style-name="ce1" office:value-type="string" calcext:value-type="string">
            <text:p>APRILE</text:p>
          </table:table-cell>
          <table:table-cell table:style-name="ce4" office:value-type="currency" office:currency="EUR" office:value="12205.61" calcext:value-type="currency">
            <text:p>€ 12.205,61</text:p>
          </table:table-cell>
          <table:table-cell table:style-name="ce2" office:value-type="float" office:value="4773" calcext:value-type="float">
            <text:p>4773</text:p>
          </table:table-cell>
          <table:table-cell table:style-name="ce4" table:formula="of:=(([.B6]/100*10)+[.B6])/[.C6]" office:value-type="currency" office:currency="EUR" office:value="2.8129417557092" calcext:value-type="currency">
            <text:p>€ 2,81</text:p>
          </table:table-cell>
          <table:table-cell table:style-name="ce4" office:value-type="currency" office:currency="EUR" office:value="12538.823153" calcext:value-type="currency">
            <text:p>€ 12.538,82</text:p>
          </table:table-cell>
          <table:table-cell table:style-name="ce2" office:value-type="float" office:value="4888" calcext:value-type="float">
            <text:p>4888</text:p>
          </table:table-cell>
          <table:table-cell table:style-name="ce4" table:formula="of:=(([.E6]/100*10)+[.E6])/[.F6]" office:value-type="currency" office:currency="EUR" office:value="2.82174825456219" calcext:value-type="currency">
            <text:p>€ 2,82</text:p>
          </table:table-cell>
          <table:table-cell table:style-name="ce6" office:value-type="percentage" office:value="0.0273" calcext:value-type="percentage">
            <text:p>2,73%</text:p>
          </table:table-cell>
        </table:table-row>
        <table:table-row table:style-name="ro1">
          <table:table-cell table:style-name="ce1" office:value-type="string" calcext:value-type="string">
            <text:p>MAGGIO</text:p>
          </table:table-cell>
          <table:table-cell table:style-name="ce4" office:value-type="currency" office:currency="EUR" office:value="10282" calcext:value-type="currency">
            <text:p>€ 10.282,00</text:p>
          </table:table-cell>
          <table:table-cell table:style-name="ce2" office:value-type="float" office:value="4065" calcext:value-type="float">
            <text:p>4065</text:p>
          </table:table-cell>
          <table:table-cell table:style-name="ce4" table:formula="of:=(([.B7]/100*10)+[.B7])/[.C7]" office:value-type="currency" office:currency="EUR" office:value="2.78233702337023" calcext:value-type="currency">
            <text:p>€ 2,78</text:p>
          </table:table-cell>
          <table:table-cell table:style-name="ce4" office:value-type="currency" office:currency="EUR" office:value="9253.08" calcext:value-type="currency">
            <text:p>€ 9.253,08</text:p>
          </table:table-cell>
          <table:table-cell table:style-name="ce2" office:value-type="float" office:value="3738" calcext:value-type="float">
            <text:p>3738</text:p>
          </table:table-cell>
          <table:table-cell table:style-name="ce4" table:formula="of:=(([.E7]/100*10)+[.E7])/[.F7]" office:value-type="currency" office:currency="EUR" office:value="2.72295024077047" calcext:value-type="currency">
            <text:p>€ 2,72</text:p>
          </table:table-cell>
          <table:table-cell table:style-name="ce6" office:value-type="percentage" office:value="-0.1" calcext:value-type="percentage">
            <text:p>-10,00%</text:p>
          </table:table-cell>
        </table:table-row>
        <table:table-row table:style-name="ro1">
          <table:table-cell table:style-name="ce1" office:value-type="string" calcext:value-type="string">
            <text:p>GIUGNO</text:p>
          </table:table-cell>
          <table:table-cell table:style-name="ce4" office:value-type="currency" office:currency="EUR" office:value="10074.74" calcext:value-type="currency">
            <text:p>€ 10.074,74</text:p>
          </table:table-cell>
          <table:table-cell table:style-name="ce2" office:value-type="float" office:value="3952" calcext:value-type="float">
            <text:p>3952</text:p>
          </table:table-cell>
          <table:table-cell table:style-name="ce4" table:formula="of:=(([.B8]/100*10)+[.B8])/[.C8]" office:value-type="currency" office:currency="EUR" office:value="2.80420394736842" calcext:value-type="currency">
            <text:p>€ 2,80</text:p>
          </table:table-cell>
          <table:table-cell table:style-name="ce4" office:value-type="currency" office:currency="EUR" office:value="9986.08" calcext:value-type="currency">
            <text:p>€ 9.986,08</text:p>
          </table:table-cell>
          <table:table-cell table:style-name="ce2" office:value-type="float" office:value="3818" calcext:value-type="float">
            <text:p>3818</text:p>
          </table:table-cell>
          <table:table-cell table:style-name="ce4" table:formula="of:=(([.E8]/100*10)+[.E8])/[.F8]" office:value-type="currency" office:currency="EUR" office:value="2.87707909900471" calcext:value-type="currency">
            <text:p>€ 2,88</text:p>
          </table:table-cell>
          <table:table-cell table:style-name="ce6" office:value-type="percentage" office:value="-0.0088" calcext:value-type="percentage">
            <text:p>-0,88%</text:p>
          </table:table-cell>
        </table:table-row>
        <table:table-row table:style-name="ro3">
          <table:table-cell table:style-name="ce1" office:value-type="string" calcext:value-type="string">
            <text:p>LUGLIO</text:p>
          </table:table-cell>
          <table:table-cell table:style-name="ce4" office:value-type="currency" office:currency="EUR" office:value="9357.25" calcext:value-type="currency">
            <text:p>€ 9.357,25</text:p>
          </table:table-cell>
          <table:table-cell table:style-name="ce2" office:value-type="float" office:value="3673" calcext:value-type="float">
            <text:p>3673</text:p>
          </table:table-cell>
          <table:table-cell table:style-name="ce4" table:formula="of:=(([.B9]/100*10)+[.B9])/[.C9]" office:value-type="currency" office:currency="EUR" office:value="2.80233460386605" calcext:value-type="currency">
            <text:p>€ 2,80</text:p>
          </table:table-cell>
          <table:table-cell table:style-name="ce4" office:value-type="currency" office:currency="EUR" office:value="8673.23" calcext:value-type="currency">
            <text:p>€ 8.673,23</text:p>
          </table:table-cell>
          <table:table-cell table:style-name="ce2" office:value-type="float" office:value="3577" calcext:value-type="float">
            <text:p>3577</text:p>
          </table:table-cell>
          <table:table-cell table:style-name="ce4" table:formula="of:=(([.E9]/100*10)+[.E9])/[.F9]" office:value-type="currency" office:currency="EUR" office:value="2.66719401733296" calcext:value-type="currency">
            <text:p>€ 2,67</text:p>
          </table:table-cell>
          <table:table-cell table:style-name="ce6" office:value-type="percentage" office:value="-0.0731" calcext:value-type="percentage">
            <text:p>-7,31%</text:p>
          </table:table-cell>
        </table:table-row>
        <table:table-row table:style-name="ro1">
          <table:table-cell table:style-name="ce1" office:value-type="string" calcext:value-type="string">
            <text:p>AGOSTO</text:p>
          </table:table-cell>
          <table:table-cell table:style-name="ce4" office:value-type="currency" office:currency="EUR" office:value="9154.26" calcext:value-type="currency">
            <text:p>€ 9.154,26</text:p>
          </table:table-cell>
          <table:table-cell table:style-name="ce2" office:value-type="float" office:value="3606" calcext:value-type="float">
            <text:p>3606</text:p>
          </table:table-cell>
          <table:table-cell table:style-name="ce4" table:formula="of:=(([.B10]/100*10)+[.B10])/[.C10]" office:value-type="currency" office:currency="EUR" office:value="2.79248086522463" calcext:value-type="currency">
            <text:p>€ 2,79</text:p>
          </table:table-cell>
          <table:table-cell table:style-name="ce4"/>
          <table:table-cell table:style-name="ce2"/>
          <table:table-cell table:style-name="ce4" table:formula="of:=(([.E10]/100*10)+[.E10])/[.F10]" office:value-type="string" office:string-value="" calcext:value-type="error">
            <text:p>#DIV/0!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SETTEMBRE</text:p>
          </table:table-cell>
          <table:table-cell table:style-name="ce4" office:value-type="currency" office:currency="EUR" office:value="9505.16" calcext:value-type="currency">
            <text:p>€ 9.505,16</text:p>
          </table:table-cell>
          <table:table-cell table:style-name="ce2" office:value-type="float" office:value="3644" calcext:value-type="float">
            <text:p>3644</text:p>
          </table:table-cell>
          <table:table-cell table:style-name="ce4" table:formula="of:=(([.B11]/100*10)+[.B11])/[.C11]" office:value-type="currency" office:currency="EUR" office:value="2.86928540065862" calcext:value-type="currency">
            <text:p>€ 2,87</text:p>
          </table:table-cell>
          <table:table-cell table:style-name="ce4"/>
          <table:table-cell table:style-name="ce2"/>
          <table:table-cell table:style-name="ce4" table:formula="of:=(([.E11]/100*10)+[.E11])/[.F11]" office:value-type="string" office:string-value="" calcext:value-type="error">
            <text:p>#DIV/0!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OTTOBRE</text:p>
          </table:table-cell>
          <table:table-cell table:style-name="ce4" office:value-type="currency" office:currency="EUR" office:value="12524.25" calcext:value-type="currency">
            <text:p>€ 12.524,25</text:p>
          </table:table-cell>
          <table:table-cell table:style-name="ce2" office:value-type="float" office:value="4890" calcext:value-type="float">
            <text:p>4890</text:p>
          </table:table-cell>
          <table:table-cell table:style-name="ce4" table:formula="of:=(([.B12]/100*10)+[.B12])/[.C12]" office:value-type="currency" office:currency="EUR" office:value="2.81731595092025" calcext:value-type="currency">
            <text:p>€ 2,82</text:p>
          </table:table-cell>
          <table:table-cell table:style-name="ce4"/>
          <table:table-cell table:style-name="ce2"/>
          <table:table-cell table:style-name="ce4" table:formula="of:=(([.E12]/100*10)+[.E12])/[.F12]" office:value-type="string" office:string-value="" calcext:value-type="error">
            <text:p>#DIV/0!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NOVEMBRE</text:p>
          </table:table-cell>
          <table:table-cell table:style-name="ce4" office:value-type="currency" office:currency="EUR" office:value="12304.65" calcext:value-type="currency">
            <text:p>€ 12.304,65</text:p>
          </table:table-cell>
          <table:table-cell table:style-name="ce2" office:value-type="float" office:value="4686" calcext:value-type="float">
            <text:p>4686</text:p>
          </table:table-cell>
          <table:table-cell table:style-name="ce4" table:formula="of:=(([.B13]/100*10)+[.B13])/[.C13]" office:value-type="currency" office:currency="EUR" office:value="2.88841549295775" calcext:value-type="currency">
            <text:p>€ 2,89</text:p>
          </table:table-cell>
          <table:table-cell table:style-name="ce4"/>
          <table:table-cell table:style-name="ce2"/>
          <table:table-cell table:style-name="ce4" table:formula="of:=(([.E13]/100*10)+[.E13])/[.F13]" office:value-type="string" office:string-value="" calcext:value-type="error">
            <text:p>#DIV/0!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DICEMBRE</text:p>
          </table:table-cell>
          <table:table-cell table:style-name="ce4" office:value-type="currency" office:currency="EUR" office:value="13954.54" calcext:value-type="currency">
            <text:p>€ 13.954,54</text:p>
          </table:table-cell>
          <table:table-cell table:style-name="ce2" office:value-type="float" office:value="5125" calcext:value-type="float">
            <text:p>5125</text:p>
          </table:table-cell>
          <table:table-cell table:style-name="ce4" table:formula="of:=(([.B14]/100*10)+[.B14])/[.C14]" office:value-type="currency" office:currency="EUR" office:value="2.9951207804878" calcext:value-type="currency">
            <text:p>€ 3,00</text:p>
          </table:table-cell>
          <table:table-cell table:style-name="ce4"/>
          <table:table-cell table:style-name="ce2"/>
          <table:table-cell table:style-name="ce4" table:formula="of:=(([.E14]/100*10)+[.E14])/[.F14]" office:value-type="string" office:string-value="" calcext:value-type="error">
            <text:p>#DIV/0!</text:p>
          </table:table-cell>
          <table:table-cell table:style-name="ce6"/>
        </table:table-row>
        <table:table-row table:style-name="ro3">
          <table:table-cell table:style-name="ce1" office:value-type="string" calcext:value-type="string">
            <text:p>TOTALE</text:p>
          </table:table-cell>
          <table:table-cell table:style-name="ce4" table:formula="of:=SUM([.B3:.B14])" office:value-type="currency" office:currency="EUR" office:value="133920.71" calcext:value-type="currency">
            <text:p>€ 133.920,71</text:p>
          </table:table-cell>
          <table:table-cell table:style-name="ce1" table:number-columns-repeated="2"/>
          <table:table-cell table:style-name="ce4" table:formula="of:=SUM([.E3:.E14])" office:value-type="currency" office:currency="EUR" office:value="74932.333153" calcext:value-type="currency">
            <text:p>€ 74.932,33</text:p>
          </table:table-cell>
          <table:table-cell table:style-name="ce1" table:number-columns-repeated="2"/>
          <table:table-cell table:style-name="ce6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21:38:08.7160040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4-02-08T17:06:22.143501895</meta:creation-date>
    <dc:date>2014-08-04T21:54:56.366874648</dc:date>
    <meta:editing-duration>PT1H59M2S</meta:editing-duration>
    <meta:editing-cycles>17</meta:editing-cycles>
    <meta:generator>LibreOffice/4.2.4.2$Linux_X86_64 LibreOffice_project/420m0$Build-2</meta:generator>
    <meta:document-statistic meta:table-count="1" meta:cell-count="92" meta:object-count="0"/>
  </office:meta>
</office:document-meta>
</file>